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3cm"/>
    </style:style>
    <style:style style:name="co2" style:family="table-column">
      <style:table-column-properties fo:break-before="auto" style:column-width="14.007cm"/>
    </style:style>
    <style:style style:name="co3" style:family="table-column">
      <style:table-column-properties fo:break-before="auto" style:column-width="10.634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5.3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ro3" style:family="table-row">
      <style:table-row-properties style:row-height="7.288cm" fo:break-before="auto" style:use-optimal-row-height="true"/>
    </style:style>
    <style:style style:name="ro4" style:family="table-row">
      <style:table-row-properties style:row-height="3.01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4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map style:condition="is-true-formula([.$D2]=&quot;Пройден&quot;)" style:apply-style-name="ConditionalStyle_5f_1" style:base-cell-address="Sheet1.A2"/>
      <style:map style:condition="is-true-formula([.$D2]=&quot;Провален&quot;)" style:apply-style-name="ConditionalStyle_5f_2" style:base-cell-address="Sheet1.A2"/>
      <style:map style:condition="is-true-formula([.$D2]=&quot;Заблокирован&quot;)" style:apply-style-name="ConditionalStyle_5f_3" style:base-cell-address="Sheet1.A2"/>
    </style:style>
    <style:style style:name="ce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[.$D2]=&quot;Пройден&quot;)" style:apply-style-name="ConditionalStyle_5f_1" style:base-cell-address="Sheet1.A2"/>
      <style:map style:condition="is-true-formula([.$D2]=&quot;Провален&quot;)" style:apply-style-name="ConditionalStyle_5f_2" style:base-cell-address="Sheet1.A2"/>
      <style:map style:condition="is-true-formula([.$D2]=&quot;Заблокирован&quot;)" style:apply-style-name="ConditionalStyle_5f_3" style:base-cell-address="Sheet1.A2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D2]=&quot;Пройден&quot;)" style:apply-style-name="ConditionalStyle_5f_1" style:base-cell-address="Sheet1.A2"/>
      <style:map style:condition="is-true-formula([.$D2]=&quot;Провален&quot;)" style:apply-style-name="ConditionalStyle_5f_2" style:base-cell-address="Sheet1.A2"/>
      <style:map style:condition="is-true-formula([.$D2]=&quot;Заблокирован&quot;)" style:apply-style-name="ConditionalStyle_5f_3" style:base-cell-address="Sheet1.A2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map style:condition="is-true-formula([.$D2]=&quot;Пройден&quot;)" style:apply-style-name="ConditionalStyle_5f_1" style:base-cell-address="Sheet1.A2"/>
      <style:map style:condition="is-true-formula([.$D2]=&quot;Провален&quot;)" style:apply-style-name="ConditionalStyle_5f_2" style:base-cell-address="Sheet1.A2"/>
      <style:map style:condition="is-true-formula([.$D2]=&quot;Заблокирован&quot;)" style:apply-style-name="ConditionalStyle_5f_3" style:base-cell-address="Sheet1.A2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[.$D2]=&quot;Пройден&quot;)" style:apply-style-name="ConditionalStyle_5f_1" style:base-cell-address="Sheet1.A2"/>
      <style:map style:condition="is-true-formula([.$D2]=&quot;Провален&quot;)" style:apply-style-name="ConditionalStyle_5f_2" style:base-cell-address="Sheet1.A2"/>
      <style:map style:condition="is-true-formula([.$D2]=&quot;Заблокирован&quot;)" style:apply-style-name="ConditionalStyle_5f_3" style:base-cell-address="Sheet1.A2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D2]=&quot;Пройден&quot;)" style:apply-style-name="ConditionalStyle_5f_1" style:base-cell-address="Sheet1.A2"/>
      <style:map style:condition="is-true-formula([.$D2]=&quot;Провален&quot;)" style:apply-style-name="ConditionalStyle_5f_2" style:base-cell-address="Sheet1.A2"/>
      <style:map style:condition="is-true-formula([.$D2]=&quot;Заблокирован&quot;)" style:apply-style-name="ConditionalStyle_5f_3" style:base-cell-address="Sheet1.A2"/>
    </style:style>
    <style:style style:name="ce8" style:family="table-cell" style:parent-style-name="Зелёный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[.$D2]=&quot;Пройден&quot;)" style:apply-style-name="ConditionalStyle_5f_1" style:base-cell-address="Sheet1.A2"/>
      <style:map style:condition="is-true-formula([.$D2]=&quot;Провален&quot;)" style:apply-style-name="ConditionalStyle_5f_2" style:base-cell-address="Sheet1.A2"/>
      <style:map style:condition="is-true-formula([.$D2]=&quot;Заблокирован&quot;)" style:apply-style-name="ConditionalStyle_5f_3" style:base-cell-address="Sheet1.A2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map style:condition="is-true-formula([.$D2]=&quot;Пройден&quot;)" style:apply-style-name="ConditionalStyle_5f_1" style:base-cell-address="Sheet1.A2"/>
      <style:map style:condition="is-true-formula([.$D2]=&quot;Провален&quot;)" style:apply-style-name="ConditionalStyle_5f_2" style:base-cell-address="Sheet1.A2"/>
      <style:map style:condition="is-true-formula([.$D2]=&quot;Заблокирован&quot;)" style:apply-style-name="ConditionalStyle_5f_3" style:base-cell-address="Sheet1.A2"/>
    </style:style>
    <style:style style:name="ce22" style:family="table-cell" style:parent-style-name="Default" style:data-style-name="N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map style:condition="is-true-formula([.$D2]=&quot;Пройден&quot;)" style:apply-style-name="ConditionalStyle_5f_1" style:base-cell-address="Sheet1.A2"/>
      <style:map style:condition="is-true-formula([.$D2]=&quot;Провален&quot;)" style:apply-style-name="ConditionalStyle_5f_2" style:base-cell-address="Sheet1.A2"/>
      <style:map style:condition="is-true-formula([.$D2]=&quot;Заблокирован&quot;)" style:apply-style-name="ConditionalStyle_5f_3" style:base-cell-address="Sheet1.A2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color="#a31515" style:font-name="Consolas" fo:font-size="9.5pt" style:font-size-asian="9.5pt" style:font-size-complex="9.5pt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color="#000000" fo:font-size="12pt" style:font-size-asian="12pt" style:font-size-complex="12pt"/>
    </style:style>
    <style:style style:name="T4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Не выполнен&quot;;&quot;Пройден&quot;;&quot;Провален&quot;;&quot;Заблокирован&quot;)" table:allow-empty-cell="true" table:display-list="unsorted" table:base-cell-address="Sheet1.D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11"/>
        <table:table-row table:style-name="ro1">
          <table:table-cell table:style-name="ce1" office:value-type="string" calcext:value-type="string">
            <text:p>№ теста</text:p>
          </table:table-cell>
          <table:table-cell table:style-name="ce1" office:value-type="string" calcext:value-type="string">
            <text:p>Описание теста</text:p>
          </table:table-cell>
          <table:table-cell table:style-name="ce1" office:value-type="string" calcext:value-type="string">
            <text:p>Ожидания</text:p>
          </table:table-cell>
          <table:table-cell table:style-name="ce1" office:value-type="string" calcext:value-type="string">
            <text:p>Статус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Комментари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table:style-name="ce4" office:value-type="string" calcext:value-type="string">
            <text:p>Запуск exe без параметров командной строки</text:p>
          </table:table-cell>
          <table:table-cell office:value-type="string" calcext:value-type="string">
            <text:p>Отобразилось окно программы</text:p>
          </table:table-cell>
          <table:table-cell table:style-name="ce8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Запуск Превью</text:p>
          </table:table-cell>
          <table:table-cell office:value-type="string" calcext:value-type="string">
            <text:p>Отобразилось окно превью с изображением от камеры</text:p>
          </table:table-cell>
          <table:table-cell table:style-name="ce8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.2</text:p>
          </table:table-cell>
          <table:table-cell office:value-type="string" calcext:value-type="string">
            <text:p>Запуск настроек, проверка влияния настроек на превью</text:p>
          </table:table-cell>
          <table:table-cell office:value-type="string" calcext:value-type="string">
            <text:p>Появилось окно с настройками, изменение настроек влияет на изображение в превью.</text:p>
          </table:table-cell>
          <table:table-cell table:style-name="ce8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.3</text:p>
          </table:table-cell>
          <table:table-cell office:value-type="string" calcext:value-type="string">
            <text:p>Повторный запуск превью и настроек</text:p>
          </table:table-cell>
          <table:table-cell office:value-type="string" calcext:value-type="string">
            <text:p>Прежние окна превью и настроек должны закрываться и открываться новые, либо прежние окна должны выходить на передний план</text:p>
          </table:table-cell>
          <table:table-cell table:style-name="ce9" table:content-validation-name="val1" office:value-type="string" calcext:value-type="string">
            <text:p>Провален</text:p>
          </table:table-cell>
          <table:table-cell table:style-name="ce22" office:value-type="date" office:date-value="2026-03-01" calcext:value-type="date">
            <text:p>01.03.26</text:p>
          </table:table-cell>
          <table:table-cell office:value-type="string" calcext:value-type="string">
            <text:p>Превью работает как надо, а окно настроек просто открывается новое. Системный диалогом настроек камеры,сложно управлять, нельзя отследить закрытие окна, костыли с таймерами и проверками существования hwnd не стал реализовывать, вариант с созданием формы и управлением настройкам из неё мне тоже не очень нравится (возможны проблемы с нестандартными настройками камер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4</text:p>
          </table:table-cell>
          <table:table-cell office:value-type="string" calcext:value-type="string">
            <text:p>Сохранение настроек в файл по-умолчанию (web_conf.conf), изменение настроек, сохранение в файл web_conf1.conf</text:p>
          </table:table-cell>
          <table:table-cell office:value-type="string" calcext:value-type="string">
            <text:p>Ошибок нет, создаются 2 файла в папке с программой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.5</text:p>
          </table:table-cell>
          <table:table-cell office:value-type="string" calcext:value-type="string">
            <text:p>Поочерёдная загрузка файлов web_conf.conf и web_conf1.conf, проверка по превью применяемости настроек</text:p>
          </table:table-cell>
          <table:table-cell office:value-type="string" calcext:value-type="string">
            <text:p>Применение настроек из каждого файла влияет на изображение в превью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1.6</text:p>
          </table:table-cell>
          <table:table-cell office:value-type="string" calcext:value-type="string">
            <text:p>Сохранить настройки для каждой камеры в отдельности, проверить содержимое файлов, попробовать применить; попробовать применить, выделив галочками другие камеры</text:p>
          </table:table-cell>
          <table:table-cell office:value-type="string" calcext:value-type="string">
            <text:p>При сохранении настроек отдельных камер в файлах должны быть настройки только этих камер, если камера <text:s/>не поддерживает стандартных настроек, в файле может содержаться информация о камере, строк с параметрами быть не должно. При применении настроек камеры, не выделенной галочкой, должно быть сообщение в логах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office:value-type="string" calcext:value-type="string">
            <text:p>При пустых "VideoProcAmpSettings": {} и "CameraControlSettings": {}, в логах информация об успешном применении настроек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7</text:p>
          </table:table-cell>
          <table:table-cell office:value-type="string" calcext:value-type="string">
            <text:p>Отключить камеру и не обновляя список камер попробовать применить настройки.</text:p>
          </table:table-cell>
          <table:table-cell office:value-type="string" calcext:value-type="string">
            <text:p>Сообщение в логах о том что заданная камера не найдена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.8</text:p>
          </table:table-cell>
          <table:table-cell office:value-type="string" calcext:value-type="string">
            <text:p>Проверить радиобаттоны переключения языков.</text:p>
          </table:table-cell>
          <table:table-cell table:style-name="ce6" office:value-type="string" calcext:value-type="string">
            <text:p>Язык должен переключаться динамически, кроме логов, но новые логи должны отображаться на выбранном языке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.9</text:p>
          </table:table-cell>
          <table:table-cell office:value-type="string" calcext:value-type="string">
            <text:p>Ввести несуществующий файл конфигурации, попробовать применить настройки.</text:p>
          </table:table-cell>
          <table:table-cell office:value-type="string" calcext:value-type="string">
            <text:p>Должно появиться сообщение об ошибке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.10</text:p>
          </table:table-cell>
          <table:table-cell office:value-type="string" calcext:value-type="string">
            <text:p>Ввести имя файла не json формата вместо конфигурации, попробовать применить настройки.</text:p>
          </table:table-cell>
          <table:table-cell table:style-name="ce6" office:value-type="string" calcext:value-type="string">
            <text:p>Должно появиться сообщение об ошибке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.11</text:p>
          </table:table-cell>
          <table:table-cell office:value-type="string" calcext:value-type="string">
            <text:p>Ввести имя файла конфигурации json формата, но с другими данными, попробовать применить настройки.</text:p>
          </table:table-cell>
          <table:table-cell table:style-name="ce6" office:value-type="string" calcext:value-type="string">
            <text:p>Должно появиться сообщение об ошибке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office:value-type="string" calcext:value-type="string">
            <text:p>Ошибка не отображается в логах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Удалить файл с дополнительной локализацией (ru.json).</text:p>
          </table:table-cell>
          <table:table-cell table:style-name="ce6" office:value-type="string" calcext:value-type="string">
            <text:p>Приложение должно работать на английском. 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.13</text:p>
          </table:table-cell>
          <table:table-cell office:value-type="string" calcext:value-type="string">
            <text:p>Удалить файл основной локализации (en.json). </text:p>
          </table:table-cell>
          <table:table-cell table:style-name="ce6" office:value-type="string" calcext:value-type="string">
            <text:p>Должно появиться сообщение об ошибке, программа может завершиться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</text:p>
          </table:table-cell>
          <table:table-cell table:style-name="ce4" office:value-type="string" calcext:value-type="string">
            <text:p>Проверка запуска файла с параметрами командной строки</text:p>
          </table:table-cell>
          <table:table-cell/>
          <table:table-cell table:style-name="ce9" table:content-validation-name="val1"/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1</text:p>
          </table:table-cell>
          <table:table-cell table:style-name="ce4" office:value-type="string" calcext:value-type="string">
            <text:p>Режим GUI</text:p>
          </table:table-cell>
          <table:table-cell/>
          <table:table-cell table:style-name="ce9" table:content-validation-name="val1"/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2.1.1</text:p>
          </table:table-cell>
          <table:table-cell table:style-name="ce6" office:value-type="string" calcext:value-type="string">
            <text:p>Запуск с параметрами -l test.log --lang ru -p web_conf1.json</text:p>
          </table:table-cell>
          <table:table-cell table:style-name="ce6" office:value-type="string" calcext:value-type="string">
            <text:p>Программа запущена на русском, сведения со вкладки «Логи приложения» также записываются в файл test.log, в поле «Файл настроек» должен быть web_conf1.json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2">
          <table:table-cell table:style-name="ce3" office:value-type="string" calcext:value-type="string">
            <text:p>2.1.2</text:p>
          </table:table-cell>
          <table:table-cell table:style-name="ce7" office:value-type="string" calcext:value-type="string">
            <text:p><text:span text:style-name="T1">Запуск с параметрами /language</text:span><text:span text:style-name="T2"> </text:span><text:span text:style-name="T3">qwerty</text:span></text:p>
          </table:table-cell>
          <table:table-cell table:style-name="ce6" office:value-type="string" calcext:value-type="string">
            <text:p>Отображается ошибка, программа запускается на английском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1">
          <table:table-cell office:value-type="string" calcext:value-type="string">
            <text:p>2.2</text:p>
          </table:table-cell>
          <table:table-cell table:style-name="ce4" office:value-type="string" calcext:value-type="string">
            <text:p>Консольный режим</text:p>
          </table:table-cell>
          <table:table-cell/>
          <table:table-cell table:style-name="ce9" table:content-validation-name="val1"/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2.2.1</text:p>
          </table:table-cell>
          <table:table-cell table:style-name="ce6" office:value-type="string" calcext:value-type="string">
            <text:p>Запуск с параметрами /no-interface /h /language ru</text:p>
          </table:table-cell>
          <table:table-cell table:style-name="ce6" office:value-type="string" calcext:value-type="string">
            <text:p>Параметр /h должен игнорировать фоновый режим работы и отображать справку на русском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5">
          <table:table-cell table:style-name="ce3" office:value-type="string" calcext:value-type="string">
            <text:p>2.2.2</text:p>
          </table:table-cell>
          <table:table-cell table:style-name="ce6" office:value-type="string" calcext:value-type="string">
            <text:p>Запуск с параметрами --console --profile web_conf1.json --log console-test.log</text:p>
          </table:table-cell>
          <table:table-cell table:style-name="ce6" office:value-type="string" calcext:value-type="string">
            <text:p><text:span text:style-name="T5">Картинка с камеры изменяется в соответсвии с настройками в web_conf1.json, Логи дублируются в console-test.log</text:span>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5">
          <table:table-cell table:style-name="ce3" office:value-type="string" calcext:value-type="string">
            <text:p>2.2.3</text:p>
          </table:table-cell>
          <table:table-cell table:style-name="ce6" office:value-type="string" calcext:value-type="string">
            <text:p>Запуск с параметрами -c --log c:/console-test.log /lang ru</text:p>
          </table:table-cell>
          <table:table-cell table:style-name="ce6" office:value-type="string" calcext:value-type="string">
            <text:p>Картинка с камеры изменяется в соответсвии с настройками в web_conf.json, логи на русском дублируются в console-test.log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6">
          <table:table-cell table:style-name="ce3" office:value-type="string" calcext:value-type="string">
            <text:p>2.2.4</text:p>
          </table:table-cell>
          <table:table-cell table:style-name="ce6" office:value-type="string" calcext:value-type="string">
            <text:p>Запуск с параметрами -c <text:s/>/profile web_conf1.json --log /lang qwerty</text:p>
          </table:table-cell>
          <table:table-cell table:style-name="ce6" office:value-type="string" calcext:value-type="string">
            <text:p><text:span text:style-name="T5">Картинка с камеры изменяется в соответсвии с настройками в web_conf1.json, отображается ошибка об отсутствии языка qwerty, логи на английском дублируются в camera_settings_{Date}.log</text:span>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6">
          <table:table-cell table:style-name="ce3" office:value-type="string" calcext:value-type="string">
            <text:p>2.2.5</text:p>
          </table:table-cell>
          <table:table-cell table:style-name="ce6" office:value-type="string" calcext:value-type="string">
            <text:p>Удаление ru.json, запуск с параметрами -c <text:s/>--log /lang ru</text:p>
          </table:table-cell>
          <table:table-cell table:style-name="ce6" office:value-type="string" calcext:value-type="string">
            <text:p><text:span text:style-name="T5">Картинка с камеры изменяется в соответсвии с настройками в web_conf.json, отображается ошибка об отсутствии файла локализации, логи на английском дублируются в camera_settings_{Date}.log</text:span>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2">
          <table:table-cell table:style-name="ce3" office:value-type="string" calcext:value-type="string">
            <text:p>2.2.6</text:p>
          </table:table-cell>
          <table:table-cell table:style-name="ce6" office:value-type="string" calcext:value-type="string">
            <text:p>Удаление en.json, запуск с параметрами -c <text:s/>/p web_conf1.json --log</text:p>
          </table:table-cell>
          <table:table-cell table:style-name="ce6" office:value-type="string" calcext:value-type="string">
            <text:p>Картинка не меняется, появляется сообщение об ошибке, программа завершается. 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2">
          <table:table-cell table:style-name="ce3" office:value-type="string" calcext:value-type="string">
            <text:p>2.2.7</text:p>
          </table:table-cell>
          <table:table-cell table:style-name="ce6" office:value-type="string" calcext:value-type="string">
            <text:p>Удаление web_conf1.json, запуск с параметрами -c <text:s/>/p web_conf1.json</text:p>
          </table:table-cell>
          <table:table-cell table:style-name="ce6" office:value-type="string" calcext:value-type="string">
            <text:p>Картинка не меняется, появляется сообщение об ошибке, программа завершается. 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2">
          <table:table-cell table:style-name="ce3" office:value-type="string" calcext:value-type="string">
            <text:p>2.2.8</text:p>
          </table:table-cell>
          <table:table-cell table:style-name="ce6" office:value-type="string" calcext:value-type="string">
            <text:p>Проверка консольного режима с запуском не из консоли. Создайте ярлык на WebCamSettings.exe с параметром -c /p web_conf1.json</text:p>
          </table:table-cell>
          <table:table-cell table:style-name="ce6" office:value-type="string" calcext:value-type="string">
            <text:p>Картинка изменилась, появилось консольное окно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1">
          <table:table-cell office:value-type="string" calcext:value-type="string">
            <text:p>2.3</text:p>
          </table:table-cell>
          <table:table-cell table:style-name="ce4" office:value-type="string" calcext:value-type="string">
            <text:p>Фоновый режим</text:p>
          </table:table-cell>
          <table:table-cell/>
          <table:table-cell table:style-name="ce9" table:content-validation-name="val1"/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2.3.1</text:p>
          </table:table-cell>
          <table:table-cell table:style-name="ce6" office:value-type="string" calcext:value-type="string">
            <text:p>Запуск с параметрами /no-interface /language ru</text:p>
          </table:table-cell>
          <table:table-cell table:style-name="ce6" office:value-type="string" calcext:value-type="string">
            <text:p>Картинка изменилась, консольное окно не появилось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2">
          <table:table-cell table:style-name="ce3" office:value-type="string" calcext:value-type="string">
            <text:p>2.3.2</text:p>
          </table:table-cell>
          <table:table-cell table:style-name="ce6" office:value-type="string" calcext:value-type="string">
            <text:p>Запуск с параметрами /ni /lang ru /log ni_test.log /p web_conf1.json</text:p>
          </table:table-cell>
          <table:table-cell table:style-name="ce6" office:value-type="string" calcext:value-type="string">
            <text:p><text:span text:style-name="T5">Картинка изменилась, консольное окно не появилось, логи на русском сохранены в ni_test.log</text:span>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2.3.3</text:p>
          </table:table-cell>
          <table:table-cell table:style-name="ce6" office:value-type="string" calcext:value-type="string">
            <text:p>Запуск с отсутствующим en.json и параметрами /ni /log</text:p>
          </table:table-cell>
          <table:table-cell table:style-name="ce6" office:value-type="string" calcext:value-type="string">
            <text:p>Ошибка фиксируется только в файле логов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2">
          <table:table-cell table:style-name="ce3" office:value-type="string" calcext:value-type="string">
            <text:p>2.3.4</text:p>
          </table:table-cell>
          <table:table-cell table:style-name="ce6" office:value-type="string" calcext:value-type="string">
            <text:p>Запуск с параметрами -c /ni </text:p>
          </table:table-cell>
          <table:table-cell table:style-name="ce6" office:value-type="string" calcext:value-type="string">
            <text:p>Запуск консольного режима и вывод информации о том что консольный режим приоритетнее фонового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style-name="ce6"/>
          <table:table-cell table:style-name="ce12" table:number-columns-repeated="1018"/>
        </table:table-row>
        <table:table-row table:style-name="ro1">
          <table:table-cell office:value-type="string" calcext:value-type="string">
            <text:p>3</text:p>
          </table:table-cell>
          <table:table-cell table:style-name="ce4" office:value-type="string" calcext:value-type="string">
            <text:p>Проверка работы сервиса (Службы Windows)</text:p>
          </table:table-cell>
          <table:table-cell/>
          <table:table-cell table:style-name="ce9" table:content-validation-name="val1"/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3.1</text:p>
          </table:table-cell>
          <table:table-cell office:value-type="string" calcext:value-type="string">
            <text:p>Управление сервисом через приложение (создание, запуск, остановка, удаление)</text:p>
          </table:table-cell>
          <table:table-cell office:value-type="string" calcext:value-type="string">
            <text:p>Служба Windows создаётся, запускается, меняет настройки камеры, останавливается , запускается повторно без проблем и удаляется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.2</text:p>
          </table:table-cell>
          <table:table-cell office:value-type="string" calcext:value-type="string">
            <text:p>При использовании приложения должны появляться информационные сообщения на вкладке Application Logs</text:p>
          </table:table-cell>
          <table:table-cell office:value-type="string" calcext:value-type="string">
            <text:p>На вкладке появляются сообщения, связанные с управлением службой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office:value-type="string" calcext:value-type="string">
            <text:p>Сообщения дублируются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3.3</text:p>
          </table:table-cell>
          <table:table-cell office:value-type="string" calcext:value-type="string">
            <text:p>Запустить приложение с параметром --log <text:a xlink:href="../../../../../../../..//test.log" xlink:type="simple">C://test.log</text:a>, управлять службой windows через него</text:p>
          </table:table-cell>
          <table:table-cell office:value-type="string" calcext:value-type="string">
            <text:p>В корне диска C должен создаться файл, в него должны записываться сообщения, связанные с управлением службой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.4</text:p>
          </table:table-cell>
          <table:table-cell office:value-type="string" calcext:value-type="string">
            <text:p>Запустить приложение, создать службу с указанием несуществующего файла настроек</text:p>
          </table:table-cell>
          <table:table-cell office:value-type="string" calcext:value-type="string">
            <text:p>Появляется сообщение об ошибке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Создание и запуск сервиса с параметрами по-умолчанию </text:p>
          </table:table-cell>
          <table:table-cell office:value-type="string" calcext:value-type="string">
            <text:p>Сервис создаётся и запускается, изображение камеры меняется согласно установленым параметрам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Удаление сервиса</text:p>
          </table:table-cell>
          <table:table-cell office:value-type="string" calcext:value-type="string">
            <text:p>Сервис удаляется из системы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.7</text:p>
          </table:table-cell>
          <table:table-cell office:value-type="string" calcext:value-type="string">
            <text:p><text:span text:style-name="T4">Копирование настроек камеры в корень диска, запуск  сервиса с параметрами -p </text:span><text:span text:style-name="T4"><text:a xlink:href="file:///c://web_conf.json" xlink:type="simple">c://web_conf.json</text:a></text:span> /lang ru --log  <text:a xlink:href="file:///c://test.log" xlink:type="simple">c://test.log</text:a></text:p>
          </table:table-cell>
          <table:table-cell office:value-type="string" calcext:value-type="string">
            <text:p><text:span text:style-name="T4">Сервис считывает настройки из </text:span><text:span text:style-name="T4"><text:a xlink:href="file:///c://web_conf.json" xlink:type="simple">c://web_conf.json</text:a></text:span><text:span text:style-name="T4">, сохраняет логи в </text:span><text:span text:style-name="T4"><text:a xlink:href="file:///c://test.log" xlink:type="simple">c://test.log</text:a></text:span>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Запуск CameraSettingsService.exe с параметрами /? /language ru</text:p>
          </table:table-cell>
          <table:table-cell office:value-type="string" calcext:value-type="string">
            <text:p>В консоли отображается справка на русском языке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<text:span text:style-name="T4">Запуск CameraSettingsService.exe </text:span>без параметров</text:p>
          </table:table-cell>
          <table:table-cell office:value-type="string" calcext:value-type="string">
            <text:p>В консоли отображается справка на английском языке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.10</text:p>
          </table:table-cell>
          <table:table-cell office:value-type="string" calcext:value-type="string">
            <text:p><text:span text:style-name="T4">Запуск CameraSettingsService.exe </text:span>с параметром /sdfkjhdsfk</text:p>
          </table:table-cell>
          <table:table-cell office:value-type="string" calcext:value-type="string">
            <text:p>В консоли отображается ошибка, программа завершается.</text:p>
          </table:table-cell>
          <table:table-cell table:style-name="ce9" table:content-validation-name="val1" office:value-type="string" calcext:value-type="string">
            <text:p>Пройден</text:p>
          </table:table-cell>
          <table:table-cell table:style-name="ce22" office:value-type="date" office:date-value="2026-03-01" calcext:value-type="date">
            <text:p>01.03.26</text:p>
          </table:table-cell>
          <table:table-cell table:number-columns-repeated="1019"/>
        </table:table-row>
        <table:table-row table:style-name="ro1" table:number-rows-repeated="996">
          <table:table-cell table:number-columns-repeated="3"/>
          <table:table-cell table:style-name="ce9" table:content-validation-name="val1"/>
          <table:table-cell table:number-columns-repeated="1020"/>
        </table:table-row>
        <table:table-row table:style-name="ro1" table:number-rows-repeated="104753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A2:Sheet1.F1048576">
            <calcext:condition calcext:apply-style-name="ConditionalStyle_1" calcext:value="formula-is([.$D2]=&quot;Пройден&quot;)" calcext:base-cell-address="Sheet1.A2"/>
            <calcext:condition calcext:apply-style-name="ConditionalStyle_2" calcext:value="formula-is([.$D2]=&quot;Провален&quot;)" calcext:base-cell-address="Sheet1.A2"/>
            <calcext:condition calcext:apply-style-name="ConditionalStyle_3" calcext:value="formula-is([.$D2]=&quot;Заблокирован&quot;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.</number:text>
      <number:year/>
    </number:date-style>
    <number:time-style style:name="N10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0P0" style:volatile="true">
      <number:number number:decimal-places="0" number:min-decimal-places="0" number:min-integer-digits="1" number:grouping="true"/>
      <number:text>р.</number:text>
    </number:number-style>
    <number:number-style style:name="N11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р.</number:text>
    </number:number-style>
    <number:number-style style:name="N11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4P0"/>
    </number:number-style>
    <number:date-style style:name="N115">
      <number:day number:style="long"/>
      <number:text>.</number:text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Жёлтый" style:family="table-cell" style:parent-style-name="Default" style:data-style-name="N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Зелёный" style:family="table-cell" style:parent-style-name="Default" style:data-style-name="N0">
      <style:table-cell-properties fo:background-color="#3faf4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Красный" style:family="table-cell" style:parent-style-name="Default" style:data-style-name="N0">
      <style:table-cell-properties fo:background-color="#f10d0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3faf46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ConditionalStyle_5f_2" style:display-name="ConditionalStyle_2" style:family="table-cell" style:parent-style-name="Default">
      <style:table-cell-properties fo:background-color="#f10d0c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ConditionalStyle_5f_3" style:display-name="ConditionalStyle_3" style:family="table-cell" style:parent-style-name="Default">
      <style:table-cell-properties fo:background-color="#ffff00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ru-RU</dc:language>
    <dc:date>2026-03-01T23:45:21.926000000</dc:date>
    <meta:editing-cycles>14</meta:editing-cycles>
    <meta:editing-duration>PT9H47M2S</meta:editing-duration>
    <meta:generator>LibreOffice/7.3.5.2$Windows_X86_64 LibreOffice_project/184fe81b8c8c30d8b5082578aee2fed2ea847c01</meta:generator>
    <meta:document-statistic meta:table-count="1" meta:cell-count="215" meta:object-count="0"/>
    <meta:user-defined meta:name="AppVersion">15.0000</meta:user-defined>
  </office:meta>
</office:document-meta>
</file>